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987C83379720FEBFE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2" draw:textarea-horizontal-align="justify" draw:textarea-vertical-align="middle" draw:auto-grow-height="false" fo:min-height="9.95cm" fo:min-width="9.7cm"/>
    </style:style>
    <style:style style:name="gr2" style:family="graphic" style:parent-style-name="standard">
      <style:graphic-properties svg:stroke-color="#eeeeee" draw:fill-color="#eeeeee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741cm" svg:stroke-color="#eeeeee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4" style:family="graphic" style:parent-style-name="objectwithoutfill">
      <style:graphic-properties svg:stroke-width="0.741cm" svg:stroke-color="#eeeeee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5" style:family="graphic" style:parent-style-name="standard">
      <style:graphic-properties draw:stroke="none" draw:fill-color="#3d58ff" draw:opacity="100%" draw:textarea-horizontal-align="justify" draw:textarea-vertical-align="middle" draw:auto-grow-height="false" fo:min-height="1.094cm" fo:min-width="0.844cm"/>
    </style:style>
    <style:style style:name="gr6" style:family="graphic" style:parent-style-name="standard">
      <style:graphic-properties draw:stroke="none" draw:fill-color="#600808" draw:opacity="100%" draw:textarea-horizontal-align="justify" draw:textarea-vertical-align="middle" draw:auto-grow-height="false" fo:min-height="1.094cm" fo:min-width="0.844cm"/>
    </style:style>
    <style:style style:name="gr7" style:family="graphic" style:parent-style-name="standard">
      <style:graphic-properties draw:stroke="none" draw:fill-color="#1d7c00" draw:opacity="100%" draw:textarea-horizontal-align="justify" draw:textarea-vertical-align="middle" draw:auto-grow-height="false" fo:min-height="1.094cm" fo:min-width="0.844cm"/>
    </style:style>
    <style:style style:name="gr8" style:family="graphic" style:parent-style-name="standard">
      <style:graphic-properties draw:stroke="none" draw:fill-color="#1f3396" draw:opacity="100%" draw:textarea-horizontal-align="justify" draw:textarea-vertical-align="middle" draw:auto-grow-height="false" fo:min-height="1.094cm" fo:min-width="0.844cm"/>
    </style:style>
    <style:style style:name="gr9" style:family="graphic" style:parent-style-name="standard">
      <style:graphic-properties draw:stroke="none" draw:fill-color="#962020" draw:opacity="100%" draw:textarea-horizontal-align="justify" draw:textarea-vertical-align="middle" draw:auto-grow-height="false" fo:min-height="1.094cm" fo:min-width="0.844cm"/>
    </style:style>
    <style:style style:name="gr10" style:family="graphic" style:parent-style-name="standard">
      <style:graphic-properties draw:stroke="none" draw:fill-color="#47961f" draw:opacity="100%" draw:textarea-horizontal-align="justify" draw:textarea-vertical-align="middle" draw:auto-grow-height="false" fo:min-height="1.094cm" fo:min-width="0.844cm"/>
    </style:style>
    <style:style style:name="gr11" style:family="graphic" style:parent-style-name="standard">
      <style:graphic-properties draw:stroke="none" draw:fill="gradient" draw:fill-gradient-name="Gradient_20_25" draw:textarea-horizontal-align="justify" draw:textarea-vertical-align="middle" draw:auto-grow-height="false" fo:min-height="9.95cm" fo:min-width="9.7cm"/>
    </style:style>
    <style:style style:name="gr12" style:family="graphic" style:parent-style-name="standard">
      <style:graphic-properties draw:stroke="none" draw:fill="gradient" draw:fill-color="#1f3396" draw:fill-gradient-name="Gradient_20_21" draw:opacity="100%" draw:textarea-horizontal-align="justify" draw:textarea-vertical-align="middle" draw:auto-grow-height="false" fo:min-height="1.094cm" fo:min-width="0.844cm"/>
    </style:style>
    <style:style style:name="gr13" style:family="graphic" style:parent-style-name="standard">
      <style:graphic-properties draw:stroke="none" draw:fill="gradient" draw:fill-color="#1f3396" draw:fill-gradient-name="Gradient_20_16" draw:opacity="100%" draw:textarea-horizontal-align="justify" draw:textarea-vertical-align="middle" draw:auto-grow-height="false" fo:min-height="1.094cm" fo:min-width="0.844cm"/>
    </style:style>
    <style:style style:name="gr14" style:family="graphic" style:parent-style-name="standard">
      <style:graphic-properties draw:stroke="none" draw:fill="gradient" draw:fill-color="#1f3396" draw:fill-gradient-name="Gradient_20_22" draw:opacity="100%" draw:textarea-horizontal-align="justify" draw:textarea-vertical-align="middle" draw:auto-grow-height="false" fo:min-height="1.094cm" fo:min-width="0.844cm"/>
    </style:style>
    <style:style style:name="gr15" style:family="graphic" style:parent-style-name="standard">
      <style:graphic-properties draw:stroke="none" draw:fill="gradient" draw:fill-color="#962020" draw:fill-gradient-name="Gradient_20_14" draw:opacity="100%" draw:textarea-horizontal-align="justify" draw:textarea-vertical-align="middle" draw:auto-grow-height="false" fo:min-height="1.094cm" fo:min-width="0.844cm"/>
    </style:style>
    <style:style style:name="gr16" style:family="graphic" style:parent-style-name="standard">
      <style:graphic-properties draw:stroke="none" draw:fill="gradient" draw:fill-color="#47961f" draw:fill-gradient-name="Gradient_20_18" draw:opacity="100%" draw:textarea-horizontal-align="justify" draw:textarea-vertical-align="middle" draw:auto-grow-height="false" fo:min-height="1.094cm" fo:min-width="0.844cm"/>
    </style:style>
    <style:style style:name="gr17" style:family="graphic" style:parent-style-name="standard">
      <style:graphic-properties draw:stroke="none" draw:fill="solid" draw:fill-color="#1c1c1c" draw:textarea-horizontal-align="justify" draw:textarea-vertical-align="middle" draw:auto-grow-height="false" fo:min-height="9.95cm" fo:min-width="9.7cm"/>
    </style:style>
    <style:style style:name="gr18" style:family="graphic" style:parent-style-name="objectwithoutfill">
      <style:graphic-properties svg:stroke-width="0.741cm" svg:stroke-color="#666666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19" style:family="graphic" style:parent-style-name="objectwithoutfill">
      <style:graphic-properties svg:stroke-width="0.741cm" svg:stroke-color="#666666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20" style:family="graphic" style:parent-style-name="standard">
      <style:graphic-properties draw:stroke="none" draw:fill="gradient" draw:fill-color="#962020" draw:fill-gradient-name="Gradient_20_42" draw:opacity="100%" draw:textarea-horizontal-align="justify" draw:textarea-vertical-align="middle" draw:auto-grow-height="false" fo:min-height="1.094cm" fo:min-width="0.844cm"/>
    </style:style>
    <style:style style:name="gr21" style:family="graphic" style:parent-style-name="standard">
      <style:graphic-properties draw:stroke="none" draw:fill="gradient" draw:fill-color="#47961f" draw:fill-gradient-name="Gradient_20_43" draw:opacity="100%" draw:textarea-horizontal-align="justify" draw:textarea-vertical-align="middle" draw:auto-grow-height="false" fo:min-height="1.094cm" fo:min-width="0.844cm"/>
    </style:style>
    <style:style style:name="gr22" style:family="graphic" style:parent-style-name="standard">
      <style:graphic-properties draw:stroke="none" draw:fill="gradient" draw:fill-color="#1f3396" draw:fill-gradient-name="Gradient_20_50" draw:opacity="100%" draw:textarea-horizontal-align="justify" draw:textarea-vertical-align="middle" draw:auto-grow-height="false" fo:min-height="1.094cm" fo:min-width="0.844cm"/>
    </style:style>
    <style:style style:name="gr23" style:family="graphic" style:parent-style-name="standard">
      <style:graphic-properties draw:stroke="none" draw:fill="gradient" draw:fill-color="#962020" draw:fill-gradient-name="Gradient_20_50" draw:opacity="100%" draw:textarea-horizontal-align="justify" draw:textarea-vertical-align="middle" draw:auto-grow-height="false" fo:min-height="1.094cm" fo:min-width="0.844cm"/>
    </style:style>
    <style:style style:name="gr24" style:family="graphic" style:parent-style-name="standard">
      <style:graphic-properties draw:stroke="none" draw:fill="gradient" draw:fill-color="#47961f" draw:fill-gradient-name="Gradient_20_50" draw:opacity="100%" draw:textarea-horizontal-align="justify" draw:textarea-vertical-align="middle" draw:auto-grow-height="false" fo:min-height="1.094cm" fo:min-width="0.844cm"/>
    </style:style>
    <style:style style:name="gr25" style:family="graphic" style:parent-style-name="standard">
      <style:graphic-properties draw:stroke="none" draw:fill="gradient" draw:fill-gradient-name="Gradient_20_54" draw:textarea-horizontal-align="justify" draw:textarea-vertical-align="middle" draw:auto-grow-height="false" fo:min-height="9.95cm" fo:min-width="9.7cm"/>
    </style:style>
    <style:style style:name="gr26" style:family="graphic" style:parent-style-name="objectwithoutfill">
      <style:graphic-properties svg:stroke-width="0.741cm" svg:stroke-color="#7a8fc8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27" style:family="graphic" style:parent-style-name="objectwithoutfill">
      <style:graphic-properties svg:stroke-width="0.741cm" svg:stroke-color="#7a8fc8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28" style:family="graphic" style:parent-style-name="standard">
      <style:graphic-properties draw:stroke="none" draw:fill="gradient" draw:fill-color="#962020" draw:fill-gradient-name="Gradient_20_44" draw:opacity="100%" draw:textarea-horizontal-align="justify" draw:textarea-vertical-align="middle" draw:auto-grow-height="false" fo:min-height="1.094cm" fo:min-width="0.844cm"/>
    </style:style>
    <style:style style:name="gr29" style:family="graphic" style:parent-style-name="standard">
      <style:graphic-properties draw:stroke="none" draw:fill="gradient" draw:fill-color="#47961f" draw:fill-gradient-name="Gradient_20_45" draw:opacity="100%" draw:textarea-horizontal-align="justify" draw:textarea-vertical-align="middle" draw:auto-grow-height="false" fo:min-height="1.094cm" fo:min-width="0.844cm"/>
    </style:style>
    <style:style style:name="gr30" style:family="graphic" style:parent-style-name="objectwithoutfill">
      <style:graphic-properties svg:stroke-width="0.741cm" svg:stroke-color="#cccccc" draw:marker-start-width="1.311cm" draw:marker-end-width="1.311cm" draw:fill="solid" draw:textarea-vertical-align="middle" fo:padding-top="0.495cm" fo:padding-bottom="0.495cm" fo:padding-left="0.62cm" fo:padding-right="0.62cm"/>
    </style:style>
    <style:style style:name="gr31" style:family="graphic" style:parent-style-name="objectwithoutfill">
      <style:graphic-properties svg:stroke-width="0.741cm" svg:stroke-color="#cccccc" draw:marker-start-width="1.311cm" draw:marker-end-width="1.311cm" draw:fill="solid" draw:fill-color="#eeeeee" draw:textarea-vertical-align="middle" fo:padding-top="0.495cm" fo:padding-bottom="0.495cm" fo:padding-left="0.62cm" fo:padding-right="0.62cm"/>
    </style:style>
    <style:style style:name="gr32" style:family="graphic" style:parent-style-name="standard">
      <style:graphic-properties draw:stroke="none" draw:fill="gradient" draw:fill-gradient-name="Gradient_20_39" draw:textarea-horizontal-align="justify" draw:textarea-vertical-align="middle" draw:auto-grow-height="false" fo:min-height="9.95cm" fo:min-width="9.7cm"/>
    </style:style>
    <style:style style:name="gr33" style:family="graphic" style:parent-style-name="standard">
      <style:graphic-properties draw:stroke="none" draw:fill="gradient" draw:fill-color="#1f3396" draw:fill-gradient-name="Gradient_20_36" draw:opacity="100%" draw:textarea-horizontal-align="justify" draw:textarea-vertical-align="middle" draw:auto-grow-height="false" fo:min-height="1.094cm" fo:min-width="0.844cm"/>
    </style:style>
    <style:style style:name="gr34" style:family="graphic" style:parent-style-name="standard">
      <style:graphic-properties draw:stroke="none" draw:fill="gradient" draw:fill-color="#962020" draw:fill-gradient-name="Gradient_20_33" draw:opacity="100%" draw:textarea-horizontal-align="justify" draw:textarea-vertical-align="middle" draw:auto-grow-height="false" fo:min-height="1.094cm" fo:min-width="0.844cm"/>
    </style:style>
    <style:style style:name="gr35" style:family="graphic" style:parent-style-name="standard">
      <style:graphic-properties draw:stroke="none" draw:fill="gradient" draw:fill-color="#47961f" draw:fill-gradient-name="Gradient_20_30" draw:opacity="100%" draw:textarea-horizontal-align="justify" draw:textarea-vertical-align="middle" draw:auto-grow-height="false" fo:min-height="1.094cm" fo:min-width="0.844cm"/>
    </style:style>
    <style:style style:name="gr36" style:family="graphic" style:parent-style-name="standard">
      <style:graphic-properties draw:fill-color="#c87a80" draw:textarea-horizontal-align="justify" draw:textarea-vertical-align="middle" draw:auto-grow-height="false" fo:min-height="0.35cm" fo:min-width="0.3cm"/>
    </style:style>
    <style:style style:name="gr37" style:family="graphic" style:parent-style-name="standard">
      <style:graphic-properties draw:fill-color="#9cc87a" draw:textarea-horizontal-align="justify" draw:textarea-vertical-align="middle" draw:auto-grow-height="false" fo:min-height="0.35cm" fo:min-width="0.5cm"/>
    </style:style>
    <style:style style:name="gr38" style:family="graphic" style:parent-style-name="standard">
      <style:graphic-properties draw:fill-color="#7a8fc8" draw:textarea-horizontal-align="justify" draw:textarea-vertical-align="middle" draw:auto-grow-height="false" fo:min-height="0.75cm" fo:min-width="0.9cm"/>
    </style:style>
    <style:style style:name="gr39" style:family="graphic" style:parent-style-name="standard">
      <style:graphic-properties draw:fill-color="#962020" draw:textarea-horizontal-align="justify" draw:textarea-vertical-align="middle" draw:auto-grow-height="false" fo:min-height="0.35cm" fo:min-width="0.3cm"/>
    </style:style>
    <style:style style:name="gr40" style:family="graphic" style:parent-style-name="standard">
      <style:graphic-properties draw:fill-color="#47961f" draw:textarea-horizontal-align="justify" draw:textarea-vertical-align="middle" draw:auto-grow-height="false" fo:min-height="0.35cm" fo:min-width="0.5cm"/>
    </style:style>
    <style:style style:name="gr41" style:family="graphic" style:parent-style-name="standard">
      <style:graphic-properties draw:fill-color="#1f3396" draw:textarea-horizontal-align="justify" draw:textarea-vertical-align="middle" draw:auto-grow-height="false" fo:min-height="0.75cm" fo:min-width="0.9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-color="#3d58ff" draw:opacity="100%"/>
      <style:paragraph-properties fo:text-align="center"/>
    </style:style>
    <style:style style:name="P6" style:family="paragraph">
      <loext:graphic-properties draw:fill-color="#600808" draw:opacity="100%"/>
      <style:paragraph-properties fo:text-align="center"/>
    </style:style>
    <style:style style:name="P7" style:family="paragraph">
      <loext:graphic-properties draw:fill-color="#1d7c00" draw:opacity="100%"/>
      <style:paragraph-properties fo:text-align="center"/>
    </style:style>
    <style:style style:name="P8" style:family="paragraph">
      <loext:graphic-properties draw:fill-color="#1f3396" draw:opacity="100%"/>
      <style:paragraph-properties fo:text-align="center"/>
    </style:style>
    <style:style style:name="P9" style:family="paragraph">
      <loext:graphic-properties draw:fill-color="#962020" draw:opacity="100%"/>
      <style:paragraph-properties fo:text-align="center"/>
    </style:style>
    <style:style style:name="P10" style:family="paragraph">
      <loext:graphic-properties draw:fill-color="#47961f" draw:opacity="100%"/>
      <style:paragraph-properties fo:text-align="center"/>
    </style:style>
    <style:style style:name="P11" style:family="paragraph">
      <loext:graphic-properties draw:fill="gradient" draw:fill-gradient-name="Gradient_20_25"/>
      <style:paragraph-properties fo:text-align="center"/>
    </style:style>
    <style:style style:name="P12" style:family="paragraph">
      <loext:graphic-properties draw:fill="gradient" draw:fill-color="#1f3396" draw:fill-gradient-name="Gradient_20_21" draw:opacity="100%"/>
      <style:paragraph-properties fo:text-align="center"/>
    </style:style>
    <style:style style:name="P13" style:family="paragraph">
      <loext:graphic-properties draw:fill="gradient" draw:fill-color="#1f3396" draw:fill-gradient-name="Gradient_20_16" draw:opacity="100%"/>
      <style:paragraph-properties fo:text-align="center"/>
    </style:style>
    <style:style style:name="P14" style:family="paragraph">
      <loext:graphic-properties draw:fill="gradient" draw:fill-color="#1f3396" draw:fill-gradient-name="Gradient_20_22" draw:opacity="100%"/>
      <style:paragraph-properties fo:text-align="center"/>
    </style:style>
    <style:style style:name="P15" style:family="paragraph">
      <loext:graphic-properties draw:fill="gradient" draw:fill-color="#962020" draw:fill-gradient-name="Gradient_20_14" draw:opacity="100%"/>
      <style:paragraph-properties fo:text-align="center"/>
    </style:style>
    <style:style style:name="P16" style:family="paragraph">
      <loext:graphic-properties draw:fill="gradient" draw:fill-color="#47961f" draw:fill-gradient-name="Gradient_20_18" draw:opacity="100%"/>
      <style:paragraph-properties fo:text-align="center"/>
    </style:style>
    <style:style style:name="P17" style:family="paragraph">
      <loext:graphic-properties draw:fill="solid" draw:fill-color="#1c1c1c"/>
      <style:paragraph-properties fo:text-align="center"/>
    </style:style>
    <style:style style:name="P18" style:family="paragraph">
      <loext:graphic-properties draw:fill="gradient" draw:fill-color="#962020" draw:fill-gradient-name="Gradient_20_42" draw:opacity="100%"/>
      <style:paragraph-properties fo:text-align="center"/>
    </style:style>
    <style:style style:name="P19" style:family="paragraph">
      <loext:graphic-properties draw:fill="gradient" draw:fill-color="#47961f" draw:fill-gradient-name="Gradient_20_43" draw:opacity="100%"/>
      <style:paragraph-properties fo:text-align="center"/>
    </style:style>
    <style:style style:name="P20" style:family="paragraph">
      <loext:graphic-properties draw:fill="gradient" draw:fill-color="#1f3396" draw:fill-gradient-name="Gradient_20_50" draw:opacity="100%"/>
      <style:paragraph-properties fo:text-align="center"/>
    </style:style>
    <style:style style:name="P21" style:family="paragraph">
      <loext:graphic-properties draw:fill="gradient" draw:fill-color="#962020" draw:fill-gradient-name="Gradient_20_50" draw:opacity="100%"/>
      <style:paragraph-properties fo:text-align="center"/>
    </style:style>
    <style:style style:name="P22" style:family="paragraph">
      <loext:graphic-properties draw:fill="gradient" draw:fill-color="#47961f" draw:fill-gradient-name="Gradient_20_50" draw:opacity="100%"/>
      <style:paragraph-properties fo:text-align="center"/>
    </style:style>
    <style:style style:name="P23" style:family="paragraph">
      <loext:graphic-properties draw:fill="gradient" draw:fill-gradient-name="Gradient_20_54"/>
      <style:paragraph-properties fo:text-align="center"/>
    </style:style>
    <style:style style:name="P24" style:family="paragraph">
      <loext:graphic-properties draw:fill="gradient" draw:fill-color="#962020" draw:fill-gradient-name="Gradient_20_44" draw:opacity="100%"/>
      <style:paragraph-properties fo:text-align="center"/>
    </style:style>
    <style:style style:name="P25" style:family="paragraph">
      <loext:graphic-properties draw:fill="gradient" draw:fill-color="#47961f" draw:fill-gradient-name="Gradient_20_45" draw:opacity="100%"/>
      <style:paragraph-properties fo:text-align="center"/>
    </style:style>
    <style:style style:name="P26" style:family="paragraph">
      <loext:graphic-properties draw:fill="gradient" draw:fill-gradient-name="Gradient_20_39"/>
      <style:paragraph-properties fo:text-align="center"/>
    </style:style>
    <style:style style:name="P27" style:family="paragraph">
      <loext:graphic-properties draw:fill="gradient" draw:fill-color="#1f3396" draw:fill-gradient-name="Gradient_20_36" draw:opacity="100%"/>
      <style:paragraph-properties fo:text-align="center"/>
    </style:style>
    <style:style style:name="P28" style:family="paragraph">
      <loext:graphic-properties draw:fill="gradient" draw:fill-color="#962020" draw:fill-gradient-name="Gradient_20_33" draw:opacity="100%"/>
      <style:paragraph-properties fo:text-align="center"/>
    </style:style>
    <style:style style:name="P29" style:family="paragraph">
      <loext:graphic-properties draw:fill="gradient" draw:fill-color="#47961f" draw:fill-gradient-name="Gradient_20_30" draw:opacity="100%"/>
      <style:paragraph-properties fo:text-align="center"/>
    </style:style>
    <style:style style:name="P30" style:family="paragraph">
      <loext:graphic-properties draw:fill-color="#c87a80"/>
      <style:paragraph-properties fo:text-align="center"/>
    </style:style>
    <style:style style:name="P31" style:family="paragraph">
      <loext:graphic-properties draw:fill-color="#9cc87a"/>
      <style:paragraph-properties fo:text-align="center"/>
    </style:style>
    <style:style style:name="P32" style:family="paragraph">
      <loext:graphic-properties draw:fill-color="#7a8fc8"/>
      <style:paragraph-properties fo:text-align="center"/>
    </style:style>
    <style:style style:name="P33" style:family="paragraph">
      <loext:graphic-properties draw:fill-color="#962020"/>
      <style:paragraph-properties fo:text-align="center"/>
    </style:style>
    <style:style style:name="P34" style:family="paragraph">
      <loext:graphic-properties draw:fill-color="#47961f"/>
      <style:paragraph-properties fo:text-align="center"/>
    </style:style>
    <style:style style:name="P35" style:family="paragraph">
      <loext:graphic-properties draw:fill-color="#1f3396"/>
      <style:paragraph-properties fo:text-align="center"/>
    </style:style>
    <style:style style:name="P36" style:family="paragraph">
      <loext:graphic-properties draw:fill="none"/>
      <style:paragraph-properties fo:text-align="center"/>
    </style:style>
  </office:automatic-styles>
  <office:body>
    <office:drawing>
      <draw:page draw:name="Original" draw:style-name="dp1" draw:master-page-name="Default">
        <draw:custom-shape draw:style-name="gr1" draw:text-style-name="P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1" draw:start-glue-point="10" draw:end-shape="id2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1" draw:start-glue-point="4" draw:end-shape="id3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3" draw:start-glue-point="8" draw:end-shape="id2" draw:end-glue-point="4" svg:d="M5000 1402v2548" svg:viewBox="0 0 1 2549">
          <text:p/>
        </draw:connector>
        <draw:custom-shape draw:style-name="gr2" draw:text-style-name="P2" xml:id="id6" draw:id="id6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4" draw:start-glue-point="10" draw:end-shape="id5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6" draw:start-glue-point="10" draw:end-shape="id2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6" draw:start-glue-point="9" draw:end-shape="id4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2" draw:start-glue-point="10" draw:end-shape="id7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2" draw:start-glue-point="9" draw:end-shape="id5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6" draw:start-glue-point="4" draw:end-shape="id1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5" draw:start-glue-point="4" draw:end-shape="id7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7" draw:start-glue-point="4" draw:end-shape="id3" draw:end-glue-point="10" svg:d="M8450 3401l-3300-2149" svg:viewBox="0 0 3301 2150">
          <text:p/>
        </draw:connector>
        <draw:custom-shape draw:style-name="gr5" draw:text-style-name="P5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Uniform Colors" draw:style-name="dp1" draw:master-page-name="Default">
        <draw:custom-shape draw:style-name="gr1" draw:text-style-name="P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8" draw:start-glue-point="10" draw:end-shape="id9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8" draw:start-glue-point="4" draw:end-shape="id10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10" draw:start-glue-point="8" draw:end-shape="id9" draw:end-glue-point="4" svg:d="M5000 1402v2548" svg:viewBox="0 0 1 2549">
          <text:p/>
        </draw:connector>
        <draw:custom-shape draw:style-name="gr2" draw:text-style-name="P2" xml:id="id13" draw:id="id13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11" draw:start-glue-point="10" draw:end-shape="id12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13" draw:start-glue-point="10" draw:end-shape="id9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13" draw:start-glue-point="9" draw:end-shape="id11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9" draw:start-glue-point="10" draw:end-shape="id14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9" draw:start-glue-point="9" draw:end-shape="id12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13" draw:start-glue-point="4" draw:end-shape="id8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12" draw:start-glue-point="4" draw:end-shape="id14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14" draw:start-glue-point="4" draw:end-shape="id10" draw:end-glue-point="10" svg:d="M8450 3401l-3300-2149" svg:viewBox="0 0 3301 2150">
          <text:p/>
        </draw:connector>
        <draw:custom-shape draw:style-name="gr8" draw:text-style-name="P8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New Draft 1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5" draw:id="id15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7" draw:id="id17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15" draw:start-glue-point="10" draw:end-shape="id16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15" draw:start-glue-point="4" draw:end-shape="id17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17" draw:start-glue-point="8" draw:end-shape="id16" draw:end-glue-point="4" svg:d="M5000 1402v2548" svg:viewBox="0 0 1 2549">
          <text:p/>
        </draw:connector>
        <draw:custom-shape draw:style-name="gr2" draw:text-style-name="P2" xml:id="id20" draw:id="id20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1" draw:id="id21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18" draw:start-glue-point="10" draw:end-shape="id19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20" draw:start-glue-point="10" draw:end-shape="id16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20" draw:start-glue-point="9" draw:end-shape="id18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16" draw:start-glue-point="10" draw:end-shape="id21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16" draw:start-glue-point="9" draw:end-shape="id19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20" draw:start-glue-point="4" draw:end-shape="id15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19" draw:start-glue-point="4" draw:end-shape="id21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21" draw:start-glue-point="4" draw:end-shape="id17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7" draw:text-style-name="P17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4" draw:id="id24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22" draw:start-glue-point="10" draw:end-shape="id23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22" draw:start-glue-point="4" draw:end-shape="id24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24" draw:start-glue-point="8" draw:end-shape="id23" draw:end-glue-point="4" svg:d="M5000 1402v2548" svg:viewBox="0 0 1 2549">
          <text:p/>
        </draw:connector>
        <draw:custom-shape draw:style-name="gr2" draw:text-style-name="P2" xml:id="id27" draw:id="id27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8" draw:id="id28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25" draw:start-glue-point="10" draw:end-shape="id26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27" draw:start-glue-point="10" draw:end-shape="id23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27" draw:start-glue-point="9" draw:end-shape="id25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23" draw:start-glue-point="10" draw:end-shape="id28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23" draw:start-glue-point="9" draw:end-shape="id26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27" draw:start-glue-point="4" draw:end-shape="id22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26" draw:start-glue-point="4" draw:end-shape="id28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28" draw:start-glue-point="4" draw:end-shape="id24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custom-shape draw:style-name="gr2" draw:text-style-name="P2" xml:id="id29" draw:id="id29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1" draw:id="id31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0" draw:id="id30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29" draw:start-glue-point="10" draw:end-shape="id30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29" draw:start-glue-point="4" draw:end-shape="id31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31" draw:start-glue-point="8" draw:end-shape="id30" draw:end-glue-point="4" svg:d="M5000 1402v2548" svg:viewBox="0 0 1 2549">
          <text:p/>
        </draw:connector>
        <draw:custom-shape draw:style-name="gr2" draw:text-style-name="P2" xml:id="id34" draw:id="id34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2" draw:id="id32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3" draw:id="id33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5" draw:id="id35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32" draw:start-glue-point="10" draw:end-shape="id33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34" draw:start-glue-point="10" draw:end-shape="id30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34" draw:start-glue-point="9" draw:end-shape="id32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30" draw:start-glue-point="10" draw:end-shape="id35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30" draw:start-glue-point="9" draw:end-shape="id33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34" draw:start-glue-point="4" draw:end-shape="id29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33" draw:start-glue-point="4" draw:end-shape="id35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35" draw:start-glue-point="4" draw:end-shape="id31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2" xml:id="id36" draw:id="id36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8" draw:id="id38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7" draw:id="id37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1.7cm" svg:y1="3.55cm" svg:x2="4.85cm" svg:y2="4.1cm" draw:start-shape="id36" draw:start-glue-point="10" draw:end-shape="id37" draw:end-glue-point="6" svg:d="M1700 3550l3150 550" svg:viewBox="0 0 3151 551">
          <text:p/>
        </draw:connector>
        <draw:connector draw:style-name="gr18" draw:text-style-name="P3" draw:layer="layout" draw:type="line" svg:x1="1.55cm" svg:y1="3.4cm" svg:x2="4.85cm" svg:y2="1.252cm" draw:start-shape="id36" draw:start-glue-point="4" draw:end-shape="id38" draw:end-glue-point="6" svg:d="M1550 3400l3300-2148" svg:viewBox="0 0 3301 2149">
          <text:p/>
        </draw:connector>
        <draw:connector draw:style-name="gr18" draw:text-style-name="P3" draw:layer="layout" draw:type="line" svg:x1="5cm" svg:y1="1.402cm" svg:x2="5cm" svg:y2="3.95cm" draw:start-shape="id38" draw:start-glue-point="8" draw:end-shape="id37" draw:end-glue-point="4" svg:d="M5000 1402v2548" svg:viewBox="0 0 1 2549">
          <text:p/>
        </draw:connector>
        <draw:custom-shape draw:style-name="gr2" draw:text-style-name="P2" xml:id="id41" draw:id="id41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9" draw:id="id39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0" draw:id="id40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2" draw:id="id42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3" draw:layer="layout" draw:type="line" svg:x1="5.15cm" svg:y1="8.752cm" svg:x2="8.344cm" svg:y2="6.658cm" draw:start-shape="id39" draw:start-glue-point="10" draw:end-shape="id40" draw:end-glue-point="7" svg:d="M5150 8752l3194-2094" svg:viewBox="0 0 3195 2095">
          <text:p/>
        </draw:connector>
        <draw:connector draw:style-name="gr18" draw:text-style-name="P3" draw:layer="layout" draw:type="line" svg:x1="1.7cm" svg:y1="6.551cm" svg:x2="4.894cm" svg:y2="4.206cm" draw:start-shape="id41" draw:start-glue-point="10" draw:end-shape="id37" draw:end-glue-point="7" svg:d="M1700 6551l3194-2345" svg:viewBox="0 0 3195 2346">
          <text:p/>
        </draw:connector>
        <draw:connector draw:style-name="gr19" draw:text-style-name="P4" draw:layer="layout" draw:type="line" svg:x1="1.656cm" svg:y1="6.657cm" svg:x2="4.85cm" svg:y2="8.752cm" draw:start-shape="id41" draw:start-glue-point="9" draw:end-shape="id39" draw:end-glue-point="6" svg:d="M1656 6657l3194 2095" svg:viewBox="0 0 3195 2096">
          <text:p/>
        </draw:connector>
        <draw:connector draw:style-name="gr18" draw:text-style-name="P3" draw:layer="layout" draw:type="line" svg:x1="5.15cm" svg:y1="4.1cm" svg:x2="8.3cm" svg:y2="3.551cm" draw:start-shape="id37" draw:start-glue-point="10" draw:end-shape="id42" draw:end-glue-point="6" svg:d="M5150 4100l3150-549" svg:viewBox="0 0 3151 550">
          <text:p/>
        </draw:connector>
        <draw:connector draw:style-name="gr19" draw:text-style-name="P4" draw:layer="layout" draw:type="line" svg:x1="5.106cm" svg:y1="4.206cm" svg:x2="8.3cm" svg:y2="6.552cm" draw:start-shape="id37" draw:start-glue-point="9" draw:end-shape="id40" draw:end-glue-point="6" svg:d="M5106 4206l3194 2346" svg:viewBox="0 0 3195 2347">
          <text:p/>
        </draw:connector>
        <draw:connector draw:style-name="gr19" draw:text-style-name="P4" draw:layer="layout" draw:type="line" svg:x1="1.55cm" svg:y1="6.401cm" svg:x2="1.55cm" svg:y2="3.7cm" draw:start-shape="id41" draw:start-glue-point="4" draw:end-shape="id36" draw:end-glue-point="8" svg:d="M1550 6401v-2701" svg:viewBox="0 0 1 2702">
          <text:p/>
        </draw:connector>
        <draw:connector draw:style-name="gr19" draw:text-style-name="P4" draw:layer="layout" draw:type="line" svg:x1="8.45cm" svg:y1="6.402cm" svg:x2="8.45cm" svg:y2="3.701cm" draw:start-shape="id40" draw:start-glue-point="4" draw:end-shape="id42" draw:end-glue-point="8" svg:d="M8450 6402v-2701" svg:viewBox="0 0 1 2702">
          <text:p/>
        </draw:connector>
        <draw:connector draw:style-name="gr19" draw:text-style-name="P4" draw:layer="layout" draw:type="line" svg:x1="8.45cm" svg:y1="3.401cm" svg:x2="5.15cm" svg:y2="1.252cm" draw:start-shape="id42" draw:start-glue-point="4" draw:end-shape="id38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3" draw:id="id43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5" draw:id="id45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4" draw:id="id44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43" draw:start-glue-point="10" draw:end-shape="id44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43" draw:start-glue-point="4" draw:end-shape="id45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45" draw:start-glue-point="8" draw:end-shape="id44" draw:end-glue-point="4" svg:d="M5000 1402v2548" svg:viewBox="0 0 1 2549">
          <text:p/>
        </draw:connector>
        <draw:custom-shape draw:style-name="gr2" draw:text-style-name="P2" xml:id="id48" draw:id="id48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6" draw:id="id46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7" draw:id="id47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9" draw:id="id49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46" draw:start-glue-point="10" draw:end-shape="id47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48" draw:start-glue-point="10" draw:end-shape="id44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48" draw:start-glue-point="9" draw:end-shape="id46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44" draw:start-glue-point="10" draw:end-shape="id49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44" draw:start-glue-point="9" draw:end-shape="id47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48" draw:start-glue-point="4" draw:end-shape="id43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47" draw:start-glue-point="4" draw:end-shape="id49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49" draw:start-glue-point="4" draw:end-shape="id45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9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0" draw:id="id50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2" draw:id="id52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1" draw:id="id51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50" draw:start-glue-point="10" draw:end-shape="id51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50" draw:start-glue-point="4" draw:end-shape="id52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52" draw:start-glue-point="8" draw:end-shape="id51" draw:end-glue-point="4" svg:d="M5000 1402v2548" svg:viewBox="0 0 1 2549">
          <text:p/>
        </draw:connector>
        <draw:custom-shape draw:style-name="gr2" draw:text-style-name="P2" xml:id="id55" draw:id="id55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3" draw:id="id53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4" draw:id="id54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6" draw:id="id56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53" draw:start-glue-point="10" draw:end-shape="id54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55" draw:start-glue-point="10" draw:end-shape="id51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55" draw:start-glue-point="9" draw:end-shape="id53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51" draw:start-glue-point="10" draw:end-shape="id56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51" draw:start-glue-point="9" draw:end-shape="id54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55" draw:start-glue-point="4" draw:end-shape="id50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54" draw:start-glue-point="4" draw:end-shape="id56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56" draw:start-glue-point="4" draw:end-shape="id52" draw:end-glue-point="10" svg:d="M8450 3401l-3300-2149" svg:viewBox="0 0 3301 2150">
          <text:p/>
        </draw:connector>
        <draw:custom-shape draw:style-name="gr22" draw:text-style-name="P20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9" draw:style-name="dp1" draw:master-page-name="Default">
        <draw:custom-shape draw:style-name="gr25" draw:text-style-name="P23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57" draw:id="id57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9" draw:id="id59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8" draw:id="id58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1.7cm" svg:y1="3.55cm" svg:x2="4.85cm" svg:y2="4.1cm" draw:start-shape="id57" draw:start-glue-point="10" draw:end-shape="id58" draw:end-glue-point="6" svg:d="M1700 3550l3150 550" svg:viewBox="0 0 3151 551">
          <text:p/>
        </draw:connector>
        <draw:connector draw:style-name="gr26" draw:text-style-name="P3" draw:layer="layout" draw:type="line" svg:x1="1.55cm" svg:y1="3.4cm" svg:x2="4.85cm" svg:y2="1.252cm" draw:start-shape="id57" draw:start-glue-point="4" draw:end-shape="id59" draw:end-glue-point="6" svg:d="M1550 3400l3300-2148" svg:viewBox="0 0 3301 2149">
          <text:p/>
        </draw:connector>
        <draw:connector draw:style-name="gr26" draw:text-style-name="P3" draw:layer="layout" draw:type="line" svg:x1="5cm" svg:y1="1.402cm" svg:x2="5cm" svg:y2="3.95cm" draw:start-shape="id59" draw:start-glue-point="8" draw:end-shape="id58" draw:end-glue-point="4" svg:d="M5000 1402v2548" svg:viewBox="0 0 1 2549">
          <text:p/>
        </draw:connector>
        <draw:custom-shape draw:style-name="gr2" draw:text-style-name="P2" xml:id="id62" draw:id="id62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0" draw:id="id60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1" draw:id="id61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3" draw:id="id63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3" draw:layer="layout" draw:type="line" svg:x1="5.15cm" svg:y1="8.752cm" svg:x2="8.344cm" svg:y2="6.658cm" draw:start-shape="id60" draw:start-glue-point="10" draw:end-shape="id61" draw:end-glue-point="7" svg:d="M5150 8752l3194-2094" svg:viewBox="0 0 3195 2095">
          <text:p/>
        </draw:connector>
        <draw:connector draw:style-name="gr26" draw:text-style-name="P3" draw:layer="layout" draw:type="line" svg:x1="1.7cm" svg:y1="6.551cm" svg:x2="4.894cm" svg:y2="4.206cm" draw:start-shape="id62" draw:start-glue-point="10" draw:end-shape="id58" draw:end-glue-point="7" svg:d="M1700 6551l3194-2345" svg:viewBox="0 0 3195 2346">
          <text:p/>
        </draw:connector>
        <draw:connector draw:style-name="gr27" draw:text-style-name="P4" draw:layer="layout" draw:type="line" svg:x1="1.656cm" svg:y1="6.657cm" svg:x2="4.85cm" svg:y2="8.752cm" draw:start-shape="id62" draw:start-glue-point="9" draw:end-shape="id60" draw:end-glue-point="6" svg:d="M1656 6657l3194 2095" svg:viewBox="0 0 3195 2096">
          <text:p/>
        </draw:connector>
        <draw:connector draw:style-name="gr26" draw:text-style-name="P3" draw:layer="layout" draw:type="line" svg:x1="5.15cm" svg:y1="4.1cm" svg:x2="8.3cm" svg:y2="3.551cm" draw:start-shape="id58" draw:start-glue-point="10" draw:end-shape="id63" draw:end-glue-point="6" svg:d="M5150 4100l3150-549" svg:viewBox="0 0 3151 550">
          <text:p/>
        </draw:connector>
        <draw:connector draw:style-name="gr27" draw:text-style-name="P4" draw:layer="layout" draw:type="line" svg:x1="5.106cm" svg:y1="4.206cm" svg:x2="8.3cm" svg:y2="6.552cm" draw:start-shape="id58" draw:start-glue-point="9" draw:end-shape="id61" draw:end-glue-point="6" svg:d="M5106 4206l3194 2346" svg:viewBox="0 0 3195 2347">
          <text:p/>
        </draw:connector>
        <draw:connector draw:style-name="gr27" draw:text-style-name="P4" draw:layer="layout" draw:type="line" svg:x1="1.55cm" svg:y1="6.401cm" svg:x2="1.55cm" svg:y2="3.7cm" draw:start-shape="id62" draw:start-glue-point="4" draw:end-shape="id57" draw:end-glue-point="8" svg:d="M1550 6401v-2701" svg:viewBox="0 0 1 2702">
          <text:p/>
        </draw:connector>
        <draw:connector draw:style-name="gr27" draw:text-style-name="P4" draw:layer="layout" draw:type="line" svg:x1="8.45cm" svg:y1="6.402cm" svg:x2="8.45cm" svg:y2="3.701cm" draw:start-shape="id61" draw:start-glue-point="4" draw:end-shape="id63" draw:end-glue-point="8" svg:d="M8450 6402v-2701" svg:viewBox="0 0 1 2702">
          <text:p/>
        </draw:connector>
        <draw:connector draw:style-name="gr27" draw:text-style-name="P4" draw:layer="layout" draw:type="line" svg:x1="8.45cm" svg:y1="3.401cm" svg:x2="5.15cm" svg:y2="1.252cm" draw:start-shape="id63" draw:start-glue-point="4" draw:end-shape="id59" draw:end-glue-point="10" svg:d="M8450 3401l-3300-2149" svg:viewBox="0 0 3301 2150">
          <text:p/>
        </draw:connector>
        <draw:custom-shape draw:style-name="gr22" draw:text-style-name="P20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0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2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1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4" draw:id="id64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6" draw:id="id66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5" draw:id="id65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64" draw:start-glue-point="10" draw:end-shape="id65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64" draw:start-glue-point="4" draw:end-shape="id66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66" draw:start-glue-point="8" draw:end-shape="id65" draw:end-glue-point="4" svg:d="M5000 1402v2548" svg:viewBox="0 0 1 2549">
          <text:p/>
        </draw:connector>
        <draw:custom-shape draw:style-name="gr2" draw:text-style-name="P2" xml:id="id69" draw:id="id69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7" draw:id="id67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8" draw:id="id68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0" draw:id="id70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67" draw:start-glue-point="10" draw:end-shape="id68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69" draw:start-glue-point="10" draw:end-shape="id65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69" draw:start-glue-point="9" draw:end-shape="id67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65" draw:start-glue-point="10" draw:end-shape="id70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65" draw:start-glue-point="9" draw:end-shape="id68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69" draw:start-glue-point="4" draw:end-shape="id64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68" draw:start-glue-point="4" draw:end-shape="id70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70" draw:start-glue-point="4" draw:end-shape="id66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5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1" draw:id="id71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2" draw:id="id72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3" draw:id="id73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55cm" svg:y1="3.4cm" svg:x2="4.85cm" svg:y2="1.252cm" draw:start-shape="id71" draw:start-glue-point="4" draw:end-shape="id72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72" draw:start-glue-point="8" draw:end-shape="id73" draw:end-glue-point="4" svg:d="M5000 1402v2548" svg:viewBox="0 0 1 2549">
          <text:p/>
        </draw:connector>
        <draw:custom-shape draw:style-name="gr2" draw:text-style-name="P2" xml:id="id76" draw:id="id76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4" draw:id="id74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5" draw:id="id75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7" draw:id="id77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74" draw:start-glue-point="10" draw:end-shape="id75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76" draw:start-glue-point="10" draw:end-shape="id73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76" draw:start-glue-point="9" draw:end-shape="id74" draw:end-glue-point="6" svg:d="M1656 6657l3194 2095" svg:viewBox="0 0 3195 2096">
          <text:p/>
        </draw:connector>
        <draw:connector draw:style-name="gr4" draw:text-style-name="P4" draw:layer="layout" draw:type="line" svg:x1="5.106cm" svg:y1="4.206cm" svg:x2="8.3cm" svg:y2="6.552cm" draw:start-shape="id73" draw:start-glue-point="9" draw:end-shape="id75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76" draw:start-glue-point="4" draw:end-shape="id71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75" draw:start-glue-point="4" draw:end-shape="id77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77" draw:start-glue-point="4" draw:end-shape="id72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2" draw:style-name="dp1" draw:master-page-name="Default">
        <draw:custom-shape draw:style-name="gr11" draw:text-style-name="P11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8" draw:id="id78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0" draw:id="id80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9" draw:id="id79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78" draw:start-glue-point="10" draw:end-shape="id79" draw:end-glue-point="6" svg:d="M1700 3550l3150 550" svg:viewBox="0 0 3151 551">
          <text:p/>
        </draw:connector>
        <draw:connector draw:style-name="gr30" draw:text-style-name="P3" draw:layer="layout" draw:type="line" svg:x1="1.55cm" svg:y1="3.4cm" svg:x2="4.85cm" svg:y2="1.252cm" draw:start-shape="id78" draw:start-glue-point="4" draw:end-shape="id80" draw:end-glue-point="6" svg:d="M1550 3400l3300-2148" svg:viewBox="0 0 3301 2149">
          <text:p/>
        </draw:connector>
        <draw:connector draw:style-name="gr30" draw:text-style-name="P3" draw:layer="layout" draw:type="line" svg:x1="5cm" svg:y1="1.402cm" svg:x2="5cm" svg:y2="3.95cm" draw:start-shape="id80" draw:start-glue-point="8" draw:end-shape="id79" draw:end-glue-point="4" svg:d="M5000 1402v2548" svg:viewBox="0 0 1 2549">
          <text:p/>
        </draw:connector>
        <draw:custom-shape draw:style-name="gr2" draw:text-style-name="P2" xml:id="id83" draw:id="id83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1" draw:id="id81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2" draw:id="id82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4" draw:id="id84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0" draw:text-style-name="P3" draw:layer="layout" draw:type="line" svg:x1="5.15cm" svg:y1="8.752cm" svg:x2="8.344cm" svg:y2="6.658cm" draw:start-shape="id81" draw:start-glue-point="10" draw:end-shape="id82" draw:end-glue-point="7" svg:d="M5150 8752l3194-2094" svg:viewBox="0 0 3195 2095">
          <text:p/>
        </draw:connector>
        <draw:connector draw:style-name="gr30" draw:text-style-name="P3" draw:layer="layout" draw:type="line" svg:x1="1.7cm" svg:y1="6.551cm" svg:x2="4.894cm" svg:y2="4.206cm" draw:start-shape="id83" draw:start-glue-point="10" draw:end-shape="id79" draw:end-glue-point="7" svg:d="M1700 6551l3194-2345" svg:viewBox="0 0 3195 2346">
          <text:p/>
        </draw:connector>
        <draw:connector draw:style-name="gr31" draw:text-style-name="P4" draw:layer="layout" draw:type="line" svg:x1="1.656cm" svg:y1="6.657cm" svg:x2="4.85cm" svg:y2="8.752cm" draw:start-shape="id83" draw:start-glue-point="9" draw:end-shape="id81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79" draw:start-glue-point="10" draw:end-shape="id84" draw:end-glue-point="6" svg:d="M5150 4100l3150-549" svg:viewBox="0 0 3151 550">
          <text:p/>
        </draw:connector>
        <draw:connector draw:style-name="gr31" draw:text-style-name="P4" draw:layer="layout" draw:type="line" svg:x1="5.106cm" svg:y1="4.206cm" svg:x2="8.3cm" svg:y2="6.552cm" draw:start-shape="id79" draw:start-glue-point="9" draw:end-shape="id82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83" draw:start-glue-point="4" draw:end-shape="id78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82" draw:start-glue-point="4" draw:end-shape="id84" draw:end-glue-point="8" svg:d="M8450 6402v-2701" svg:viewBox="0 0 1 2702">
          <text:p/>
        </draw:connector>
        <draw:connector draw:style-name="gr31" draw:text-style-name="P4" draw:layer="layout" draw:type="line" svg:x1="8.45cm" svg:y1="3.401cm" svg:x2="5.15cm" svg:y2="1.252cm" draw:start-shape="id84" draw:start-glue-point="4" draw:end-shape="id80" draw:end-glue-point="10" svg:d="M8450 3401l-3300-2149" svg:viewBox="0 0 3301 2150">
          <text:p/>
        </draw:connector>
        <draw:custom-shape draw:style-name="gr12" draw:text-style-name="P12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New Draft 2" draw:style-name="dp1" draw:master-page-name="Default">
        <draw:custom-shape draw:style-name="gr32" draw:text-style-name="P26" draw:layer="layout" svg:width="10.2cm" svg:height="10.2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85" draw:id="id85" draw:layer="layout" svg:width="0.3cm" svg:height="0.3cm" svg:x="1.4cm" svg:y="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7" draw:id="id87" draw:layer="layout" svg:width="0.3cm" svg:height="0.3cm" svg:x="4.85cm" svg:y="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6" draw:id="id86" draw:layer="layout" svg:width="0.3cm" svg:height="0.3cm" svg:x="4.8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7cm" svg:y1="3.55cm" svg:x2="4.85cm" svg:y2="4.1cm" draw:start-shape="id85" draw:start-glue-point="10" draw:end-shape="id86" draw:end-glue-point="6" svg:d="M1700 3550l3150 550" svg:viewBox="0 0 3151 551">
          <text:p/>
        </draw:connector>
        <draw:connector draw:style-name="gr3" draw:text-style-name="P3" draw:layer="layout" draw:type="line" svg:x1="1.55cm" svg:y1="3.4cm" svg:x2="4.85cm" svg:y2="1.252cm" draw:start-shape="id85" draw:start-glue-point="4" draw:end-shape="id87" draw:end-glue-point="6" svg:d="M1550 3400l3300-2148" svg:viewBox="0 0 3301 2149">
          <text:p/>
        </draw:connector>
        <draw:connector draw:style-name="gr3" draw:text-style-name="P3" draw:layer="layout" draw:type="line" svg:x1="5cm" svg:y1="1.402cm" svg:x2="5cm" svg:y2="3.95cm" draw:start-shape="id87" draw:start-glue-point="8" draw:end-shape="id86" draw:end-glue-point="4" svg:d="M5000 1402v2548" svg:viewBox="0 0 1 2549">
          <text:p/>
        </draw:connector>
        <draw:custom-shape draw:style-name="gr2" draw:text-style-name="P2" xml:id="id90" draw:id="id90" draw:layer="layout" svg:width="0.3cm" svg:height="0.3cm" svg:x="1.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8" draw:id="id88" draw:layer="layout" svg:width="0.3cm" svg:height="0.3cm" svg:x="4.85cm" svg:y="8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9" draw:id="id89" draw:layer="layout" svg:width="0.3cm" svg:height="0.3cm" svg:x="8.3cm" svg:y="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1" draw:id="id91" draw:layer="layout" svg:width="0.3cm" svg:height="0.3cm" svg:x="8.3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5.15cm" svg:y1="8.752cm" svg:x2="8.344cm" svg:y2="6.658cm" draw:start-shape="id88" draw:start-glue-point="10" draw:end-shape="id89" draw:end-glue-point="7" svg:d="M5150 8752l3194-2094" svg:viewBox="0 0 3195 2095">
          <text:p/>
        </draw:connector>
        <draw:connector draw:style-name="gr3" draw:text-style-name="P3" draw:layer="layout" draw:type="line" svg:x1="1.7cm" svg:y1="6.551cm" svg:x2="4.894cm" svg:y2="4.206cm" draw:start-shape="id90" draw:start-glue-point="10" draw:end-shape="id86" draw:end-glue-point="7" svg:d="M1700 6551l3194-2345" svg:viewBox="0 0 3195 2346">
          <text:p/>
        </draw:connector>
        <draw:connector draw:style-name="gr4" draw:text-style-name="P4" draw:layer="layout" draw:type="line" svg:x1="1.656cm" svg:y1="6.657cm" svg:x2="4.85cm" svg:y2="8.752cm" draw:start-shape="id90" draw:start-glue-point="9" draw:end-shape="id88" draw:end-glue-point="6" svg:d="M1656 6657l3194 2095" svg:viewBox="0 0 3195 2096">
          <text:p/>
        </draw:connector>
        <draw:connector draw:style-name="gr3" draw:text-style-name="P3" draw:layer="layout" draw:type="line" svg:x1="5.15cm" svg:y1="4.1cm" svg:x2="8.3cm" svg:y2="3.551cm" draw:start-shape="id86" draw:start-glue-point="10" draw:end-shape="id91" draw:end-glue-point="6" svg:d="M5150 4100l3150-549" svg:viewBox="0 0 3151 550">
          <text:p/>
        </draw:connector>
        <draw:connector draw:style-name="gr4" draw:text-style-name="P4" draw:layer="layout" draw:type="line" svg:x1="5.106cm" svg:y1="4.206cm" svg:x2="8.3cm" svg:y2="6.552cm" draw:start-shape="id86" draw:start-glue-point="9" draw:end-shape="id89" draw:end-glue-point="6" svg:d="M5106 4206l3194 2346" svg:viewBox="0 0 3195 2347">
          <text:p/>
        </draw:connector>
        <draw:connector draw:style-name="gr4" draw:text-style-name="P4" draw:layer="layout" draw:type="line" svg:x1="1.55cm" svg:y1="6.401cm" svg:x2="1.55cm" svg:y2="3.7cm" draw:start-shape="id90" draw:start-glue-point="4" draw:end-shape="id85" draw:end-glue-point="8" svg:d="M1550 6401v-2701" svg:viewBox="0 0 1 2702">
          <text:p/>
        </draw:connector>
        <draw:connector draw:style-name="gr4" draw:text-style-name="P4" draw:layer="layout" draw:type="line" svg:x1="8.45cm" svg:y1="6.402cm" svg:x2="8.45cm" svg:y2="3.701cm" draw:start-shape="id89" draw:start-glue-point="4" draw:end-shape="id91" draw:end-glue-point="8" svg:d="M8450 6402v-2701" svg:viewBox="0 0 1 2702">
          <text:p/>
        </draw:connector>
        <draw:connector draw:style-name="gr4" draw:text-style-name="P4" draw:layer="layout" draw:type="line" svg:x1="8.45cm" svg:y1="3.401cm" svg:x2="5.15cm" svg:y2="1.252cm" draw:start-shape="id91" draw:start-glue-point="4" draw:end-shape="id87" draw:end-glue-point="10" svg:d="M8450 3401l-3300-2149" svg:viewBox="0 0 3301 2150">
          <text:p/>
        </draw:connector>
        <draw:custom-shape draw:style-name="gr33" draw:text-style-name="P27" draw:layer="layout" svg:width="1.9cm" svg:height="1.9cm" svg:x="0.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1.9cm" svg:height="1.9cm" svg:x="7.5cm" svg:y="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1.9cm" svg:height="1.9cm" svg:x="0.6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7" draw:layer="layout" svg:width="1.9cm" svg:height="1.9cm" svg:x="7.5cm" svg:y="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9cm" svg:height="1.9cm" svg:x="4.05cm" svg:y="3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9" draw:layer="layout" svg:width="1.9cm" svg:height="1.9cm" svg:x="4.05cm" svg:y="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8" draw:layer="layout" svg:width="1.9cm" svg:height="1.9cm" svg:x="4.05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4" draw:style-name="dp1" draw:master-page-name="Default">
        <draw:custom-shape draw:style-name="gr36" draw:text-style-name="P30" draw:layer="layout" svg:width="0.8cm" svg:height="0.6cm" svg:x="2.1cm" svg:y="1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1" draw:layer="layout" svg:width="1cm" svg:height="0.6cm" svg:x="1.9cm" svg:y="2.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2" draw:layer="layout" svg:width="1.4cm" svg:height="1cm" svg:x="3.4cm" svg:y="1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0.8cm" svg:height="0.6cm" svg:x="3.5cm" svg:y="2.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1cm" svg:height="0.6cm" svg:x="3.3cm" svg:y="3.9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1.4cm" svg:height="1cm" svg:x="4.8cm" svg:y="2.5cm">
          <text:p/>
          <draw:enhanced-geometry svg:viewBox="0 0 21600 21600" draw:type="rectangle" draw:enhanced-path="M 0 0 L 21600 0 21600 21600 0 21600 0 0 Z N"/>
        </draw:custom-shape>
        <draw:frame draw:style-name="gr42" draw:text-style-name="P36" draw:layer="layout" svg:width="1.681cm" svg:height="1.681cm" svg:x="0.819cm" svg:y="5.4cm">
          <draw:image xlink:href="Pictures/1000020100000098000000987C83379720FEBFEA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4" draw:display-name="Gradient 14" draw:style="linear" draw:start-color="#c87a80" draw:end-color="#962020" draw:start-intensity="100%" draw:end-intensity="100%" draw:angle="300" draw:border="0%"/>
    <draw:gradient draw:name="Gradient_20_16" draw:display-name="Gradient 16" draw:style="linear" draw:start-color="#7a8fc8" draw:end-color="#1f3396" draw:start-intensity="100%" draw:end-intensity="100%" draw:angle="300" draw:border="0%"/>
    <draw:gradient draw:name="Gradient_20_18" draw:display-name="Gradient 18" draw:style="linear" draw:start-color="#9cc87a" draw:end-color="#47961f" draw:start-intensity="100%" draw:end-intensity="100%" draw:angle="300" draw:border="0%"/>
    <draw:gradient draw:name="Gradient_20_2" draw:display-name="Gradient 2" draw:style="linear" draw:start-color="#999999" draw:end-color="#111111" draw:start-intensity="100%" draw:end-intensity="100%" draw:angle="0" draw:border="0%"/>
    <draw:gradient draw:name="Gradient_20_21" draw:display-name="Gradient 21" draw:style="linear" draw:start-color="#7a8fc8" draw:end-color="#1f3396" draw:start-intensity="100%" draw:end-intensity="100%" draw:angle="300" draw:border="0%"/>
    <draw:gradient draw:name="Gradient_20_22" draw:display-name="Gradient 22" draw:style="linear" draw:start-color="#7a8fc8" draw:end-color="#1f3396" draw:start-intensity="100%" draw:end-intensity="100%" draw:angle="300" draw:border="0%"/>
    <draw:gradient draw:name="Gradient_20_25" draw:display-name="Gradient 25" draw:style="linear" draw:start-color="#999999" draw:end-color="#111111" draw:start-intensity="100%" draw:end-intensity="100%" draw:angle="300" draw:border="0%"/>
    <draw:gradient draw:name="Gradient_20_30" draw:display-name="Gradient 30" draw:style="radial" draw:cx="50%" draw:cy="50%" draw:start-color="#47961f" draw:end-color="#9cc87a" draw:start-intensity="100%" draw:end-intensity="100%" draw:border="0%"/>
    <draw:gradient draw:name="Gradient_20_33" draw:display-name="Gradient 33" draw:style="radial" draw:cx="50%" draw:cy="50%" draw:start-color="#962020" draw:end-color="#c87a80" draw:start-intensity="100%" draw:end-intensity="100%" draw:border="0%"/>
    <draw:gradient draw:name="Gradient_20_36" draw:display-name="Gradient 36" draw:style="radial" draw:cx="50%" draw:cy="50%" draw:start-color="#1f3396" draw:end-color="#7a8fc8" draw:start-intensity="100%" draw:end-intensity="100%" draw:border="0%"/>
    <draw:gradient draw:name="Gradient_20_39" draw:display-name="Gradient 39" draw:style="radial" draw:cx="50%" draw:cy="50%" draw:start-color="#111111" draw:end-color="#999999" draw:start-intensity="100%" draw:end-intensity="100%" draw:border="0%"/>
    <draw:gradient draw:name="Gradient_20_42" draw:display-name="Gradient 42" draw:style="linear" draw:start-color="#c87a80" draw:end-color="#1f3396" draw:start-intensity="100%" draw:end-intensity="100%" draw:angle="300" draw:border="0%"/>
    <draw:gradient draw:name="Gradient_20_43" draw:display-name="Gradient 43" draw:style="linear" draw:start-color="#9cc87a" draw:end-color="#1f3396" draw:start-intensity="100%" draw:end-intensity="100%" draw:angle="300" draw:border="0%"/>
    <draw:gradient draw:name="Gradient_20_44" draw:display-name="Gradient 44" draw:style="linear" draw:start-color="#7a8fc8" draw:end-color="#962020" draw:start-intensity="100%" draw:end-intensity="100%" draw:angle="300" draw:border="0%"/>
    <draw:gradient draw:name="Gradient_20_45" draw:display-name="Gradient 45" draw:style="linear" draw:start-color="#7a8fc8" draw:end-color="#47961f" draw:start-intensity="100%" draw:end-intensity="100%" draw:angle="300" draw:border="0%"/>
    <draw:gradient draw:name="Gradient_20_50" draw:display-name="Gradient 50" draw:style="linear" draw:start-color="#7a8fc8" draw:end-color="#1f3396" draw:start-intensity="100%" draw:end-intensity="100%" draw:angle="300" draw:border="0%"/>
    <draw:gradient draw:name="Gradient_20_54" draw:display-name="Gradient 54" draw:style="linear" draw:start-color="#666666" draw:end-color="#111111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1:28:28.088777516</meta:creation-date>
    <dc:date>2020-07-31T06:52:12.752618600</dc:date>
    <meta:editing-duration>PT54M39S</meta:editing-duration>
    <meta:editing-cycles>12</meta:editing-cycles>
    <meta:generator>LibreOffice/6.4.5.2$Linux_X86_64 LibreOffice_project/40$Build-2</meta:generator>
    <meta:document-statistic meta:object-count="341"/>
  </office:meta>
</office:document-meta>
</file>